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ta_extref" style:family="table">
      <style:table-properties table:display="false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econd</text:p>
          </table:table-cell>
          <table:table-cell office:value-type="string">
            <text:p>clock</text:p>
          </table:table-cell>
          <table:table-cell office:value-type="string">
            <text:p>second</text:p>
          </table:table-cell>
          <table:table-cell office:value-type="string">
            <text:p>us</text:p>
          </table:table-cell>
          <table:table-cell office:value-type="string">
            <text:p>n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00000">
            <text:p>16000000</text:p>
          </table:table-cell>
          <table:table-cell table:formula="of:=[.A2]/[.B2]" office:value-type="float" office:value="0.0000000625">
            <text:p>6.25E-008</text:p>
          </table:table-cell>
          <table:table-cell table:formula="of:=[.C2]*1000000" office:value-type="float" office:value="0.0625">
            <text:p>0.0625</text:p>
          </table:table-cell>
          <table:table-cell table:formula="of:=[.C2]*1000000000" office:value-type="float" office:value="62.5">
            <text:p>62.5</text:p>
          </table:table-cell>
          <table:table-cell/>
        </table:table-row>
        <table:table-row table:style-name="ro1">
          <table:table-cell table:number-columns-repeated="3"/>
          <table:table-cell table:formula="of:=[.D2]*3" office:value-type="float" office:value="0.1875">
            <text:p>0.1875</text:p>
          </table:table-cell>
          <table:table-cell table:formula="of:=[.E2]*2" office:value-type="float" office:value="125">
            <text:p>125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SUM([.A9:.A19])*8" office:value-type="float" office:value="208">
            <text:p>208</text:p>
          </table:table-cell>
          <table:table-cell table:formula="of:=[.A7]+[.A8]+[.B9]+[.A21]" office:value-type="float" office:value="217">
            <text:p>217</text:p>
          </table:table-cell>
          <table:table-cell table:formula="of:=256*256/8" office:value-type="float" office:value="8192">
            <text:p>8192</text:p>
          </table:table-cell>
          <table:table-cell table:style-name="ce1" table:formula="of:=[.C9]*[.D9]" office:value-type="float" office:value="1777664">
            <text:p>1,777,664</text:p>
          </table:table-cell>
          <table:table-cell table:formula="of:=[.E9]/16000000" office:value-type="float" office:value="0.111104">
            <text:p>0.11110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22:1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Allen</meta:initial-creator>
    <meta:creation-date>2012-03-25T19:57:38</meta:creation-date>
    <dc:date>2012-04-01T22:12:29</dc:date>
    <dc:creator>Josh Allen</dc:creator>
    <meta:editing-duration>PT11H41M07S</meta:editing-duration>
    <meta:editing-cycles>3</meta:editing-cycles>
    <meta:generator>OpenOffice.org/3.2$Unix OpenOffice.org_project/320m19$Build-9505</meta:generator>
    <meta:document-statistic meta:table-count="3" meta:cell-count="31" meta:object-count="0"/>
  </office:meta>
</office:document-meta>
</file>